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irstrike Laser" svg:font-family="'Airstrike Laser'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1" style:family="table">
      <style:table-properties style:width="26.702cm" table:align="margins"/>
    </style:style>
    <style:style style:name="Tabell1.A" style:family="table-column">
      <style:table-column-properties style:column-width="6.675cm" style:rel-column-width="16383*"/>
    </style:style>
    <style:style style:name="Tabell1.D" style:family="table-column">
      <style:table-column-properties style:column-width="6.676cm" style:rel-column-width="16386*"/>
    </style:style>
    <style:style style:name="Tabell1.A1" style:family="table-cell">
      <style:table-cell-properties fo:padding="0.3cm" fo:border-left="0.05pt solid #000000" fo:border-right="none" fo:border-top="0.05pt solid #000000" fo:border-bottom="0.05pt solid #000000"/>
    </style:style>
    <style:style style:name="Tabell1.D1" style:family="table-cell">
      <style:table-cell-properties fo:padding="0.3cm" fo:border="0.05pt solid #000000"/>
    </style:style>
    <style:style style:name="P1" style:family="paragraph" style:parent-style-name="Footer">
      <style:text-properties style:font-name="Airstrike Laser" fo:font-size="28pt" officeooo:rsid="0003bdda" officeooo:paragraph-rsid="0003bdda" style:font-size-asian="28pt" style:font-size-complex="28p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57fb5" officeooo:paragraph-rsid="00057fb5"/>
    </style:style>
    <style:style style:name="P4" style:family="paragraph" style:parent-style-name="Table_20_Contents">
      <style:paragraph-properties fo:text-align="start" style:justify-single-word="false"/>
      <style:text-properties officeooo:rsid="0003bdda" officeooo:paragraph-rsid="00057fb5"/>
    </style:style>
    <style:style style:name="P5" style:family="paragraph" style:parent-style-name="Table_20_Contents">
      <style:paragraph-properties fo:text-align="start" style:justify-single-word="false">
        <style:tab-stops/>
      </style:paragraph-properties>
      <style:text-properties officeooo:rsid="0003bdda" officeooo:paragraph-rsid="00057fb5"/>
    </style:style>
    <style:style style:name="P6" style:family="paragraph" style:parent-style-name="Table_20_Contents">
      <style:paragraph-properties fo:text-align="start" style:justify-single-word="false"/>
      <style:text-properties officeooo:rsid="0003bdda" officeooo:paragraph-rsid="000799db"/>
    </style:style>
    <style:style style:name="P7" style:family="paragraph" style:parent-style-name="Table_20_Contents">
      <style:paragraph-properties fo:text-align="start" style:justify-single-word="false"/>
      <style:text-properties officeooo:rsid="000799db" officeooo:paragraph-rsid="000799db"/>
    </style:style>
    <style:style style:name="P8" style:family="paragraph" style:parent-style-name="Table_20_Contents">
      <style:paragraph-properties fo:text-align="start" style:justify-single-word="false"/>
      <style:text-properties officeooo:rsid="0009c4e3" officeooo:paragraph-rsid="0009c4e3"/>
    </style:style>
    <style:style style:name="P9" style:family="paragraph" style:parent-style-name="Table_20_Contents">
      <style:paragraph-properties fo:text-align="start" style:justify-single-word="false"/>
      <style:text-properties officeooo:rsid="0009c4e3" officeooo:paragraph-rsid="000be8a1"/>
    </style:style>
    <style:style style:name="P10" style:family="paragraph" style:parent-style-name="Table_20_Contents">
      <style:paragraph-properties fo:text-align="start" style:justify-single-word="false"/>
      <style:text-properties officeooo:rsid="0003bdda" officeooo:paragraph-rsid="000be8a1"/>
    </style:style>
    <style:style style:name="P11" style:family="paragraph" style:parent-style-name="Table_20_Contents">
      <style:paragraph-properties fo:text-align="start" style:justify-single-word="false"/>
      <style:text-properties officeooo:rsid="000be8a1" officeooo:paragraph-rsid="000be8a1"/>
    </style:style>
    <style:style style:name="P12" style:family="paragraph">
      <style:paragraph-properties fo:text-align="center"/>
    </style:style>
    <style:style style:name="T1" style:family="text">
      <style:text-properties officeooo:rsid="0003bdda"/>
    </style:style>
    <style:style style:name="T2" style:family="text">
      <style:text-properties officeooo:rsid="00059c8c"/>
    </style:style>
    <style:style style:name="T3" style:family="text">
      <style:text-properties officeooo:rsid="000799db"/>
    </style:style>
    <style:style style:name="T4" style:family="text">
      <style:text-properties officeooo:rsid="000be8a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ar Bo<text:span text:style-name="T2">x</text:span></text:p>
      <text:p text:style-name="P2"><draw:frame draw:style-name="fr1" draw:name="Bild1" text:anchor-type="paragraph" svg:x="4.182cm" svg:y="0.293cm" svg:width="18.879cm" svg:height="11.056cm" draw:z-index="0"><draw:image xlink:href="../gearbox_explode2.png" xlink:type="simple" xlink:show="embed" xlink:actuate="onLoad" draw:filter-name="&lt;Alla format&gt;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1" table:style-name="Tabell1">
        <table:table-column table:style-name="Tabell1.A" table:number-columns-repeated="3"/>
        <table:table-column table:style-name="Tabell1.D"/>
        <table:table-row>
          <table:table-cell table:style-name="Tabell1.A1" office:value-type="string">
            <text:p text:style-name="P5">G00<text:span text:style-name="T2">0</text:span><text:tab/><text:span text:style-name="T2">Gear Box Front</text:span></text:p>
            <text:p text:style-name="P4">G002<text:tab/><text:span text:style-name="T2">Gear Box Center</text:span></text:p>
            <text:p text:style-name="P4">G003<text:tab/><text:span text:style-name="T2">Gear Box Rear</text:span></text:p>
            <text:p text:style-name="P4">G004<text:tab/><text:span text:style-name="T2">Brake Shoe</text:span></text:p>
            <text:p text:style-name="P4">G<text:span text:style-name="T2">100</text:span><text:tab/><text:span text:style-name="T2">Diffenetial</text:span></text:p>
            <text:p text:style-name="P4">G<text:span text:style-name="T2">101</text:span><text:tab/><text:span text:style-name="T3">Ball Bearing 8x16x7</text:span></text:p>
            <text:p text:style-name="P6">G<text:span text:style-name="T3">10</text:span>2<text:tab/><text:span text:style-name="T3">Pinion Z11</text:span></text:p>
          </table:table-cell>
          <table:table-cell table:style-name="Tabell1.A1" office:value-type="string">
            <text:p text:style-name="P6">G013<text:tab/><text:span text:style-name="T3">Shim 8x1.6</text:span></text:p>
            <text:p text:style-name="P6">G<text:span text:style-name="T3">10</text:span>4<text:tab/><text:span text:style-name="T3">Gear Z40</text:span></text:p>
            <text:p text:style-name="P6">G<text:span text:style-name="T3">10</text:span>5<text:tab/><text:span text:style-name="T3">Ball Bearing 14x25.5x6</text:span></text:p>
            <text:p text:style-name="P6">G<text:span text:style-name="T3">10</text:span>6<text:tab/><text:span text:style-name="T3">Ball Bearing 6x13x5</text:span></text:p>
            <text:p text:style-name="P6">G<text:span text:style-name="T3">10</text:span>7<text:tab/><text:span text:style-name="T3">Shim 6x0.1</text:span></text:p>
            <text:p text:style-name="P6">G<text:span text:style-name="T3">10</text:span>8<text:tab/><text:span text:style-name="T3">Gear Z15</text:span></text:p>
            <text:p text:style-name="P10">G<text:span text:style-name="T3">10</text:span>9<text:tab/><text:span text:style-name="T4">Set Ring 6mm</text:span></text:p>
          </table:table-cell>
          <table:table-cell table:style-name="Tabell1.A1" office:value-type="string">
            <text:p text:style-name="P11">G110<text:span text:style-name="T1"><text:tab/>Sha</text:span>f<text:span text:style-name="T1">t 6x68</text:span></text:p>
            <text:p text:style-name="P6">G<text:span text:style-name="T3">111</text:span><text:tab/><text:span text:style-name="T3">Ball Bearing 6x13x5</text:span></text:p>
            <text:p text:style-name="P6">G<text:span text:style-name="T3">112</text:span><text:tab/><text:span text:style-name="T3">Clutch</text:span></text:p>
            <text:p text:style-name="P7">G900<text:span text:style-name="T1"><text:tab/></text:span>M4x70mm</text:p>
            <text:p text:style-name="P6">G<text:span text:style-name="T3">930</text:span><text:tab/><text:span text:style-name="T3">M3x8mm</text:span></text:p>
            <text:p text:style-name="P8">G931<text:span text:style-name="T1"><text:tab/></text:span>M3x5mm (set screw)</text:p>
            <text:p text:style-name="P6">G<text:span text:style-name="T3">940</text:span><text:tab/><text:span text:style-name="T3">M4x35mm</text:span></text:p>
          </table:table-cell>
          <table:table-cell table:style-name="Tabell1.D1" office:value-type="string">
            <text:p text:style-name="P9">G941<text:span text:style-name="T1"><text:tab/></text:span>M4x4mm (set screw)</text:p>
            <text:p text:style-name="P8">G942<text:span text:style-name="T1"><text:tab/></text:span>M4x5mm (set screw)</text:p>
            <text:p text:style-name="P6">G<text:span text:style-name="T3">974</text:span><text:tab/><text:span text:style-name="T3">Washer M4</text:span></text:p>
            <text:p text:style-name="P6">G<text:span text:style-name="T3">984</text:span><text:tab/><text:span text:style-name="T3">Washer M4x11.8</text:span></text:p>
            <text:p text:style-name="P6">G<text:span text:style-name="T3">993</text:span><text:tab/><text:span text:style-name="T3">Nut M3</text:span></text:p>
            <text:p text:style-name="P6">G0<text:span text:style-name="T3">94</text:span><text:tab/><text:span text:style-name="T3">Nut M4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irstrike Laser" svg:font-family="'Airstrike Laser'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4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Droid Sans" fo:font-family="'Droid Sans'" style:font-style-name="Normal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irstrike Laser" fo:font-size="28pt" officeooo:rsid="0003bdda" officeooo:paragraph-rsid="0003bdda" style:font-size-asian="28pt" style:font-size-complex="28pt"/>
    </style:style>
    <style:style style:name="MP2" style:family="paragraph">
      <style:paragraph-properties fo:text-align="center"/>
    </style:style>
    <style:style style:name="Mgr1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1cm" fo:margin-bottom="0.64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name="Form1" draw:style-name="Mgr1" draw:text-style-name="MP2" svg:x1="-0.025cm" svg:y1="-0.182cm" svg:x2="26.698cm" svg:y2="-0.182cm"><text:p/></draw:line>NeoBugg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3:10:53.654084291</meta:creation-date>
    <dc:date>2019-03-10T23:26:02.064822734</dc:date>
    <meta:editing-duration>PT23M18S</meta:editing-duration>
    <meta:editing-cycles>8</meta:editing-cycles>
    <meta:generator>LibreOffice/6.1.3.2$Linux_X86_64 LibreOffice_project/10$Build-2</meta:generator>
    <meta:print-date>2019-03-10T17:05:19.671794506</meta:print-date>
    <meta:document-statistic meta:table-count="1" meta:image-count="1" meta:object-count="0" meta:page-count="1" meta:paragraph-count="29" meta:word-count="90" meta:character-count="476" meta:non-whitespace-character-count="415"/>
  </office:meta>
</office:document-meta>
</file>